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063in" fo:margin-left="-0.0063in" fo:margin-right="0in" table:align="margins"/>
    </style:style>
    <style:style style:name="Table1.A" style:family="table-column">
      <style:table-column-properties style:column-width="1.6396in" style:rel-column-width="14314*"/>
    </style:style>
    <style:style style:name="Table1.B" style:family="table-column">
      <style:table-column-properties style:column-width="5.8667in" style:rel-column-width="51221*"/>
    </style:style>
    <style:style style:name="Table1.A1" style:family="table-cell">
      <style:table-cell-properties fo:background-color="#ccccff" fo:padding="0in" fo:border="0.0007in solid #000000">
        <style:background-image/>
      </style:table-cell-properties>
    </style:style>
    <style:style style:name="Table1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1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2" style:family="table">
      <style:table-properties style:width="7.5063in" fo:margin-left="-0.0063in" fo:margin-right="0in" table:align="margins"/>
    </style:style>
    <style:style style:name="Table2.A" style:family="table-column">
      <style:table-column-properties style:column-width="1.6396in" style:rel-column-width="14314*"/>
    </style:style>
    <style:style style:name="Table2.B" style:family="table-column">
      <style:table-column-properties style:column-width="5.8667in" style:rel-column-width="51221*"/>
    </style:style>
    <style:style style:name="Table2.A1" style:family="table-cell">
      <style:table-cell-properties fo:background-color="#ccccff" fo:padding="0in" fo:border="0.0007in solid #000000">
        <style:background-image/>
      </style:table-cell-properties>
    </style:style>
    <style:style style:name="Table2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2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3" style:family="table">
      <style:table-properties style:width="7.5063in" fo:margin-left="-0.0063in" fo:margin-right="0in" table:align="margins"/>
    </style:style>
    <style:style style:name="Table3.A" style:family="table-column">
      <style:table-column-properties style:column-width="1.6396in" style:rel-column-width="14314*"/>
    </style:style>
    <style:style style:name="Table3.B" style:family="table-column">
      <style:table-column-properties style:column-width="5.8667in" style:rel-column-width="51221*"/>
    </style:style>
    <style:style style:name="Table3.A1" style:family="table-cell">
      <style:table-cell-properties fo:background-color="#ccccff" fo:padding="0in" fo:border="0.0007in solid #000000">
        <style:background-image/>
      </style:table-cell-properties>
    </style:style>
    <style:style style:name="Table3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3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4" style:family="table">
      <style:table-properties style:width="7.5063in" fo:margin-left="-0.0063in" fo:margin-right="0in" table:align="margins"/>
    </style:style>
    <style:style style:name="Table4.A" style:family="table-column">
      <style:table-column-properties style:column-width="1.6396in" style:rel-column-width="14314*"/>
    </style:style>
    <style:style style:name="Table4.B" style:family="table-column">
      <style:table-column-properties style:column-width="5.8667in" style:rel-column-width="51221*"/>
    </style:style>
    <style:style style:name="Table4.A1" style:family="table-cell">
      <style:table-cell-properties fo:background-color="#ccccff" fo:padding="0in" fo:border="0.0007in solid #000000">
        <style:background-image/>
      </style:table-cell-properties>
    </style:style>
    <style:style style:name="Table4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4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style:text-underline-style="solid" style:text-underline-width="auto" style:text-underline-color="font-color"/>
    </style:style>
    <style:style style:name="P3" style:family="paragraph" style:parent-style-name="Normal">
      <style:text-properties fo:language="en" fo:country="US" style:text-underline-style="solid" style:text-underline-width="auto" style:text-underline-color="font-color" fo:font-weight="normal"/>
    </style:style>
    <style:style style:name="P4" style:family="paragraph" style:parent-style-name="Normal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/>
    </style:style>
    <style:style style:name="P5" style:family="paragraph" style:parent-style-name="Normal">
      <style:text-properties fo:color="#4b1f6f" fo:language="en" fo:country="US" fo:font-weight="bold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/>
    </style:style>
    <style:style style:name="P7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 officeooo:paragraph-rsid="0008dd64"/>
    </style:style>
    <style:style style:name="P8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 officeooo:paragraph-rsid="0009635f"/>
    </style:style>
    <style:style style:name="P9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color="#000000" fo:language="en" fo:country="US" officeooo:paragraph-rsid="0008dd64"/>
    </style:style>
    <style:style style:name="P10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language="en" fo:country="US"/>
    </style:style>
    <style:style style:name="P11" style:family="paragraph" style:parent-style-name="Text_20_body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12" style:family="paragraph" style:parent-style-name="Text_20_body">
      <style:paragraph-properties fo:text-align="start" style:justify-single-word="false"/>
      <style:text-properties fo:language="en" fo:country="US" style:text-underline-style="solid" style:text-underline-width="auto" style:text-underline-color="font-color"/>
    </style:style>
    <style:style style:name="P13" style:family="paragraph" style:parent-style-name="Normal">
      <style:text-properties fo:language="en" fo:country="US" officeooo:rsid="0008dd64" officeooo:paragraph-rsid="0008dd64"/>
    </style:style>
    <style:style style:name="P14" style:family="paragraph" style:parent-style-name="Normal">
      <style:text-properties fo:color="#4b1f6f" fo:language="en" fo:country="US" fo:font-weight="bold" officeooo:rsid="0009635f" officeooo:paragraph-rsid="0009635f"/>
    </style:style>
    <style:style style:name="P15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color="#000000" fo:language="en" fo:country="US" officeooo:rsid="0008dd64" officeooo:paragraph-rsid="0008dd64"/>
    </style:style>
    <style:style style:name="P16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language="en" fo:country="US" officeooo:rsid="00091691"/>
    </style:style>
    <style:style style:name="P17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/>
      <style:text-properties fo:color="#4b1f6f" fo:language="en" fo:country="US" fo:font-weight="bold" officeooo:rsid="0008dd64" officeooo:paragraph-rsid="0008dd64"/>
    </style:style>
    <style:style style:name="T1" style:family="text">
      <style:text-properties fo:color="#4b1f6f"/>
    </style:style>
    <style:style style:name="T2" style:family="text">
      <style:text-properties fo:color="#4b1f6f" fo:font-weight="bold"/>
    </style:style>
    <style:style style:name="T3" style:family="text">
      <style:text-properties fo:color="#4b1f6f" fo:font-weight="bold" officeooo:rsid="00091691"/>
    </style:style>
    <style:style style:name="T4" style:family="text">
      <style:text-properties fo:color="#4b1f6f" fo:font-weight="bold" officeooo:rsid="000c154f"/>
    </style:style>
    <style:style style:name="T5" style:family="text">
      <style:text-properties fo:color="#4b1f6f" fo:font-weight="bold" officeooo:rsid="000a5a76"/>
    </style:style>
    <style:style style:name="T6" style:family="text">
      <style:text-properties fo:color="#4b1f6f" fo:font-weight="bold" officeooo:rsid="0008dd64"/>
    </style:style>
    <style:style style:name="T7" style:family="text">
      <style:text-properties fo:color="#4b1f6f" fo:font-weight="bold" officeooo:rsid="000c9f3d"/>
    </style:style>
    <style:style style:name="T8" style:family="text">
      <style:text-properties fo:color="#4b1f6f" fo:font-weight="bold" officeooo:rsid="000e3933"/>
    </style:style>
    <style:style style:name="T9" style:family="text">
      <style:text-properties fo:color="#4b1f6f" fo:font-weight="bold" officeooo:rsid="000f5dd6"/>
    </style:style>
    <style:style style:name="T10" style:family="text">
      <style:text-properties fo:color="#4b1f6f" officeooo:rsid="00091691"/>
    </style:style>
    <style:style style:name="T11" style:family="text">
      <style:text-properties fo:color="#4b1f6f" officeooo:rsid="0008dd64"/>
    </style:style>
    <style:style style:name="T12" style:family="text">
      <style:text-properties fo:font-variant="normal" fo:text-transform="none" fo:color="#4b1f6f" style:font-name="Times New Roman" fo:font-size="12pt" fo:language="en" fo:country="US" fo:font-weight="bold" fo:background-color="transparent" text:display="true"/>
    </style:style>
    <style:style style:name="T13" style:family="text">
      <style:text-properties fo:font-variant="normal" fo:text-transform="none" fo:color="#4b1f6f" style:font-name="Times New Roman" fo:font-size="12pt" fo:font-weight="bold" fo:background-color="transparent" text:display="true"/>
    </style:style>
    <style:style style:name="T14" style:family="text">
      <style:text-properties fo:font-variant="normal" fo:text-transform="none" fo:color="#4b1f6f" style:font-name="Times New Roman" fo:font-size="12pt" fo:font-weight="bold" officeooo:rsid="00091691" fo:background-color="transparent" text:display="true"/>
    </style:style>
    <style:style style:name="T15" style:family="text">
      <style:text-properties fo:font-variant="normal" fo:text-transform="none" fo:color="#4b1f6f" style:font-name="Times New Roman" fo:font-size="12pt" fo:font-weight="bold" officeooo:rsid="0009635f" fo:background-color="transparent" text:display="true"/>
    </style:style>
    <style:style style:name="T16" style:family="text">
      <style:text-properties fo:font-variant="normal" fo:text-transform="none" fo:color="#ff0000" style:font-name="Times New Roman" fo:font-size="12pt" fo:font-weight="bold" fo:background-color="transparent" text:display="true"/>
    </style:style>
    <style:style style:name="T17" style:family="text">
      <style:text-properties fo:font-variant="normal" fo:text-transform="none" fo:color="#ff0000" style:font-name="Times New Roman" fo:font-size="12pt" fo:font-weight="bold" officeooo:rsid="00091691" fo:background-color="transparent" text:display="true"/>
    </style:style>
    <style:style style:name="T18" style:family="text">
      <style:text-properties fo:font-variant="normal" fo:text-transform="none" fo:color="#ff0000" style:font-name="Times New Roman" fo:font-size="12pt" fo:font-weight="bold" officeooo:rsid="0009635f" fo:background-color="transparent" text:display="true"/>
    </style:style>
    <style:style style:name="T19" style:family="text">
      <style:text-properties fo:color="#ff0000"/>
    </style:style>
    <style:style style:name="T20" style:family="text">
      <style:text-properties fo:color="#ff0000" fo:font-weight="bold"/>
    </style:style>
    <style:style style:name="T21" style:family="text">
      <style:text-properties fo:color="#ff0000" fo:font-weight="bold" officeooo:rsid="0008dd64"/>
    </style:style>
    <style:style style:name="T22" style:family="text">
      <style:text-properties fo:color="#ff0000" fo:font-weight="bold" officeooo:rsid="00091691"/>
    </style:style>
    <style:style style:name="T23" style:family="text">
      <style:text-properties fo:color="#ff0000" fo:font-weight="bold" officeooo:rsid="000a5a76"/>
    </style:style>
    <style:style style:name="T24" style:family="text">
      <style:text-properties fo:color="#ff0000" fo:font-weight="bold" officeooo:rsid="000c154f"/>
    </style:style>
    <style:style style:name="T25" style:family="text">
      <style:text-properties fo:color="#ff0000" fo:font-weight="bold" officeooo:rsid="000c9f3d"/>
    </style:style>
    <style:style style:name="T26" style:family="text">
      <style:text-properties fo:color="#ff0000" officeooo:rsid="0008dd64"/>
    </style:style>
    <style:style style:name="T27" style:family="text">
      <style:text-properties fo:color="#ff0000" officeooo:rsid="00091691"/>
    </style:style>
    <style:style style:name="T28" style:family="text">
      <style:text-properties officeooo:rsid="0008dd64"/>
    </style:style>
    <style:style style:name="T29" style:family="text">
      <style:text-properties officeooo:rsid="00091691"/>
    </style:style>
    <style:style style:name="T30" style:family="text">
      <style:text-properties officeooo:rsid="0009635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>Zeroconf</text:p>
        <text:p text:style-name="P12">Database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4">services</text:p>
            </table:table-cell>
            <table:covered-table-cell/>
          </table:table-row>
          <table:table-row>
            <table:table-cell table:style-name="Table1.A2" office:value-type="string">
              <text:p text:style-name="P1">PK</text:p>
              <text:p text:style-name="P1">PK</text:p>
            </table:table-cell>
            <table:table-cell table:style-name="Table1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rotocol (string: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interface (string:1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ort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XTDATA (string:2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TL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advertised (bool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questioned (bool)</text:p>
            </table:table-cell>
          </table:table-row>
        </table:table>
        <text:p text:style-name="P1"/>
        <text:p text:style-name="P1"/>
        <text:p text:style-name="Normal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4">myServices</text:p>
            </table:table-cell>
            <table:covered-table-cell/>
          </table:table-row>
          <table:table-row>
            <table:table-cell table:style-name="Table2.A2" office:value-type="string">
              <text:p text:style-name="P1">PK</text:p>
              <text:p text:style-name="P1">PK</text:p>
            </table:table-cell>
            <table:table-cell table:style-name="Table2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rotocol (string: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interface (string:1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ort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XTDATA (string:2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TL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advertised (bool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questioned (bool)</text:p>
            </table:table-cell>
          </table:table-row>
        </table:table>
        <text:p text:style-name="Normal"/>
        <text:p text:style-name="P1"/>
        <text:p text:style-name="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columns-spanned="2" office:value-type="string">
              <text:p text:style-name="P4">requestedServices</text:p>
            </table:table-cell>
            <table:covered-table-cell/>
          </table:table-row>
          <table:table-row>
            <table:table-cell table:style-name="Table3.A2" office:value-type="string">
              <text:p text:style-name="P1">PK</text:p>
            </table:table-cell>
            <table:table-cell table:style-name="Table3.B2" office:value-type="string">
              <text:p text:style-name="P2">id (int)</text:p>
            </table:table-cell>
          </table:table-row>
          <table:table-row>
            <table:table-cell table:style-name="Table3.A2" office:value-type="string">
              <text:p text:style-name="Normal"/>
            </table:table-cell>
            <table:table-cell table:style-name="Table3.B2" office:value-type="string">
              <text:p text:style-name="P1">serviceType (string:15)</text:p>
            </table:table-cell>
          </table:table-row>
        </table:table>
        <text:p text:style-name="P1"/>
        <text:p text:style-name="P1"/>
        <text:p text:style-name="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4">DNSTable</text:p>
            </table:table-cell>
            <table:covered-table-cell/>
          </table:table-row>
          <table:table-row>
            <table:table-cell table:style-name="Table4.A2" office:value-type="string">
              <text:p text:style-name="P1">PK</text:p>
              <text:p text:style-name="P1">PK</text:p>
            </table:table-cell>
            <table:table-cell table:style-name="Table4.B2" office:value-type="string">
              <text:p text:style-name="P2">hostname (string: 20)</text:p>
              <text:p text:style-name="P2">interface (string:10)</text:p>
            </table:table-cell>
          </table:table-row>
          <table:table-row>
            <table:table-cell table:style-name="Table4.A2" office:value-type="string">
              <text:p text:style-name="Normal"/>
            </table:table-cell>
            <table:table-cell table:style-name="Table4.B2" office:value-type="string">
              <text:p text:style-name="P1">ip (string:40)</text:p>
            </table:table-cell>
          </table:table-row>
        </table:table>
        <text:p text:style-name="P1"/>
        <text:p text:style-name="P3"/>
        <text:p text:style-name="P3">Functions:</text:p>
        <text:p text:style-name="P13"/>
        <text:p text:style-name="P1"><text:span text:style-name="T2">service[] getServices(</text:span><text:span text:style-name="T9">int &amp;size</text:span><text:span text:style-name="T8">) <text:s text:c="5"/></text:span>:</text:p>
        <text:p text:style-name="P1"><text:span text:style-name="T2">service[] getMyServices(</text:span><text:span text:style-name="T9">int &amp;size</text:span><text:span text:style-name="T2">)</text:span>: both return an array of structs service (which contains the fields described on previous tables) from the corresponding table. </text:p>
        <text:p text:style-name="P1"/>
        <text:p text:style-name="P6"><text:span text:style-name="T2">int addService(service)</text:span><text:span text:style-name="T1">:</text:span> accepts a service and adds it to the table Services<text:span text:style-name="T28">(it is important to check first if that service(aka hostname and service_type) is already added. If so, it should do update and not insert)</text:span>.</text:p>
        <text:p text:style-name="P10"/>
        <text:p text:style-name="P7"><text:soft-page-break/><text:span text:style-name="T2">int add</text:span><text:span text:style-name="T7">M</text:span><text:span text:style-name="T6">y</text:span><text:span text:style-name="T2">Service(service)</text:span><text:span text:style-name="T1">:</text:span> accepts a service and adds it to the table <text:span text:style-name="T28">my</text:span>Services<text:span text:style-name="T28">(it is important to check first if that service(aka hostname and service_type) is already added. If so, it should do update and not insert)</text:span>.</text:p>
        <text:p text:style-name="P15"/>
        <text:p text:style-name="P9"><text:span text:style-name="T4">void</text:span><text:span text:style-name="T5"> </text:span><text:span text:style-name="T6">refreshTTL(</text:span><text:span text:style-name="T5">int t</text:span><text:span text:style-name="T6">)</text:span><text:span text:style-name="T11">:</text:span><text:span text:style-name="T26"> </text:span><text:span text:style-name="T28">updates TTL times from both tables for all services (TTL = TTL – t , where t is a specific value)</text:span></text:p>
        <text:p text:style-name="P17"/>
        <text:p text:style-name="P6"><text:span text:style-name="T13">bool removeService(string hostname, </text:span><text:span text:style-name="T2">string serviceType)</text:span><text:span text:style-name="T1">:</text:span> accepts a service's hostname and service_type and removes it from the table Services <text:span text:style-name="T29">(</text:span><text:span text:style-name="T30">it should support the string ANY for both hostname and serviceType. More specifically, if a hostname is ANY, it should remove the services of ALL hostnames. The same for the service types.</text:span><text:span text:style-name="T29">)</text:span></text:p>
        <text:p text:style-name="P16"/>
        <text:p text:style-name="P8"><text:span text:style-name="T14">bool remove</text:span><text:span text:style-name="T15">my</text:span><text:span text:style-name="T14">Service(</text:span><text:span text:style-name="T3">string serviceType)</text:span><text:span text:style-name="T10">:</text:span><text:span text:style-name="T29"> accepts a service_type from the table </text:span><text:span text:style-name="T30">my</text:span><text:span text:style-name="T29">Services (</text:span><text:span text:style-name="T30">it should support the string ANY for serviceType. More specifically, if a service type is ANY, it should remove ALL services.</text:span><text:span text:style-name="T29">)</text:span></text:p>
        <text:p text:style-name="P1"/>
        <text:p text:style-name="P6"><text:span text:style-name="T12">char** getRequestedService(int &amp;size)</text:span>: returns an array of strings of containing the service_type records.The argument returns the size of the array.</text:p>
        <text:p text:style-name="P1"/>
        <text:p text:style-name="P6"><text:span text:style-name="T13">int getServicesNum(void)</text:span>: returns an integer equal to the number of records in myServices table</text:p>
        <text:p text:style-name="P1">*note*: application layer should add a corresponding record in myServices table for each service the device offers</text:p>
        <text:p text:style-name="P1"/>
        <text:p text:style-name="P6"><text:span text:style-name="T13">bool addDnsRecord(string hostname, string interface, string ip)</text:span>: adds a record in DNSTable</text:p>
        <text:p text:style-name="P14"/>
        <text:p text:style-name="P6"><text:span text:style-name="T13">bool removeDnsRecord(string hostname, string interface)</text:span>: removes a record from DNSTable</text:p>
        <text:p text:style-name="P5"/>
        <text:p text:style-name="P6"><text:span text:style-name="T13">bool updateDnsRecord(string hostname, string interface, string ip)</text:span>: updates the ip of the record <text:s/>having hostname and interface given with the ip giv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l" fo:country="GR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5-05T06:45:37.99</meta:creation-date>
    <dc:date>2011-05-15T19:30:38</dc:date>
    <meta:editing-duration>PT00H55M30S</meta:editing-duration>
    <meta:editing-cycles>11</meta:editing-cycles>
    <meta:document-statistic meta:table-count="4" meta:image-count="0" meta:object-count="0" meta:page-count="2" meta:paragraph-count="50" meta:word-count="359" meta:character-count="2477"/>
  </office:meta>
</office:document-meta>
</file>